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f2b2" officeooo:paragraph-rsid="000df2b2" style:font-size-asian="15.75pt" style:font-size-complex="18pt"/>
    </style:style>
    <style:style style:name="P2" style:family="paragraph" style:parent-style-name="Standard">
      <style:text-properties fo:font-size="18pt" officeooo:rsid="000fa62b" officeooo:paragraph-rsid="000fa62b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10x10 grid boards.</text:p>
      <text:p text:style-name="P1"/>
      <text:p text:style-name="P1">Each grid board has the following ships on them:</text:p>
      <text:p text:style-name="P1">1x ship with 4 tiles</text:p>
      <text:p text:style-name="P1">2x ships with 3 tiles</text:p>
      <text:p text:style-name="P1">3x ships with 2 tiles</text:p>
      <text:p text:style-name="P1">4x ships with 1 tile</text:p>
      <text:p text:style-name="P1"/>
      <text:p text:style-name="P1">restrictions for ships:</text:p>
      <text:p text:style-name="P1">1. ships need to be placed completely inside the board borders</text:p>
      <text:p text:style-name="P1">2. ships can’t overlap each other</text:p>
      <text:p text:style-name="P1">3. the tiles of a ship need to be at one location (4 tile ship has 4 tiles attached together, not spread)</text:p>
      <text:p text:style-name="P1"/>
      <text:p text:style-name="P1"/>
      <text:p text:style-name="P1"/>
      <text:p text:style-name="P1"/>
      <text:p text:style-name="P1"/>
      <text:p text:style-name="P1">ship factory function</text:p>
      <text:p text:style-name="P1">object has:</text:p>
      <text:p text:style-name="P1">1. length of ship (amount of tiles)</text:p>
      <text:p text:style-name="P1">2. number of times HIT</text:p>
      <text:p text:style-name="P1">3. sunk or not (true or false)</text:p>
      <text:p text:style-name="P1"/>
      <text:p text:style-name="P2">Use a hit() function when hit. Each hit should add up to a counter. If the counter hits the length of a ship, make sunk = true. Sunk needs to be false by default.</text:p>
      <text:p text:style-name="P2"/>
      <text:p text:style-name="P2">Call isSunk() if the Counter hits the length limit.</text:p>
      <text:p text:style-name="P2"/>
      <text:p text:style-name="P1"/>
      <text:p text:style-name="P1"/>
      <text:p text:style-name="P1"><text:s/>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1:36:12.111879611</meta:creation-date>
    <dc:date>2022-11-10T00:49:37.393819134</dc:date>
    <meta:editing-duration>PT1H52M34S</meta:editing-duration>
    <meta:editing-cycles>1</meta:editing-cycles>
    <meta:document-statistic meta:table-count="0" meta:image-count="0" meta:object-count="0" meta:page-count="2" meta:paragraph-count="18" meta:word-count="142" meta:character-count="708" meta:non-whitespace-character-count="582"/>
    <meta:generator>LibreOffice/7.3.6.2$Linux_X86_64 LibreOffice_project/30$Build-2</meta:generator>
  </office:meta>
</office:document-meta>
</file>